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PU Net Assumptions</text:p>
      <text:p text:style-name="Standard"/>
      <text:list xml:id="list4812477691" text:style-name="L1">
        <text:list-item>
          <text:p text:style-name="P1"><text:span text:style-name="T1">No host function that evokes kernels will call cudaDeviceSynchronize() at the end.</text:span> For example, there is a backprop function on the host that executes several kernels. The last two are weight updates. Synchronization may be necessary if reading those weights immediately from a different stream. The backprop function will NOT synchronize. </text:p>
        </text:list-item>
      </text:list>
      <text:p text:style-name="Standard"/>
      <text:p text:style-name="Standard">Notes:</text:p>
      <text:list xml:id="list2024909343" text:style-name="L2">
        <text:list-item>
          <text:p text:style-name="P2">Using the face dataset which has 6977 patterns and 361 inputs to 1 output, feed_forward_1_2 required 29.3051 ms for 100 half iterations and feed_forward_2_2 required .604352 ms for 100 half iterations. That means I need to be able to sum in less than 29 ms or so for there to be improvement.</text:p>
        </text:list-item>
        <text:list-item>
          <text:p text:style-name="P2">I'm having trouble passing a pointer to an index of an array and still having the reduce kernel work as expected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3T21:33:57</meta:creation-date>
    <dc:date>2014-03-23T16:12:07</dc:date>
    <meta:editing-duration>PT1M19S</meta:editing-duration>
    <meta:editing-cycles>4</meta:editing-cycles>
    <meta:generator>LibreOffice/3.5$Linux_X86_64 LibreOffice_project/350m1$Build-2</meta:generator>
    <dc:creator>Trevor </dc:creator>
    <meta:document-statistic meta:table-count="0" meta:image-count="0" meta:object-count="0" meta:page-count="1" meta:paragraph-count="5" meta:word-count="131" meta:character-count="772" meta:non-whitespace-character-count="648"/>
  </office:meta>
</office:document-meta>
</file>